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paragraph-properties fo:line-height="200%" fo:text-align="end" style:justify-single-word="false"/>
      <style:text-properties fo:font-size="12pt" style:font-size-asian="12pt" style:font-size-complex="12pt"/>
    </style:style>
    <style:style style:name="P3" style:family="paragraph" style:parent-style-name="Standard">
      <style:paragraph-properties fo:line-height="200%" fo:text-align="center" style:justify-single-word="false"/>
      <style:text-properties fo:font-size="12pt" style:font-size-asian="12pt" style:font-size-complex="12pt"/>
    </style:style>
    <style:style style:name="P4" style:family="paragraph" style:parent-style-name="Standard">
      <style:paragraph-properties fo:line-height="200%" fo:text-align="start" style:justify-single-word="false"/>
      <style:text-properties fo:font-size="12pt" style:font-size-asian="12pt" style:font-size-complex="12pt"/>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cques Uber</text:p>
      <text:p text:style-name="P2">1/24/2013</text:p>
      <text:p text:style-name="P2">CS391</text:p>
      <text:p text:style-name="P2">CS Ethics</text:p>
      <text:p text:style-name="P2">Essay #3</text:p>
      <text:p text:style-name="P2"/>
      <text:p text:style-name="P1">Evaluating the morality of DNS Poisoning</text:p>
      <text:p text:style-name="P3"/>
      <text:p text:style-name="P4">Imagine that you open an email from your bank and it says that you need to reset your password and also contained a URL to reset your password. The URL to the 'reset your password' form looks like a url your bank would use so you click on the the 'reset your password' <text:s/>link. Your bank's website (at least it looks like your bank's website) then prompts you for your current user-name and password to verify your identify. You put in your user-name and password. But, what if someone malicious had spoofed the email's headers so that email only <text:span text:style-name="T1">appeared</text:span> to be from your bank and the 'reset your password' url that looked a lot like your bank's url (i.e. bankoffamerica.com/password_reset.php) but really wasn't the website of your bank? To make things worse, imagine that everyone at a University (like OSU) received the same email trying to trick them into giving up their user-name and password. Unfortunately this happens a lot at OSU and it's Network Engineering's (NET) responsibility to help hinder the exploitation of users on the OSU network. To do this, NET uses a form a censorship called DNS Poisoning, which involves not allowing anyone to resolve the phisher's domain via any OSU name servers. I plan on analyzing whether DNS poisoning to prevent spoofing (a form of self censorship) is ethical using both Act Utilitarianism and Kantianism. There are a lot of reasons why someone would poison DNS [1]. This paper only looks at poisoning DNS for mitigating phishing attacks.</text:p>
      <text:p text:style-name="P4"><text:soft-page-break/></text:p>
      <text:p text:style-name="P4">Under Act Utilitarianism, DNS Poisoning would be ethical if it benefited more people than if DNS Poisoning was not applied. When DNS Poisoning does happen, the domains under the poisoned domain are not accessible because the domain's entire zone is poisoned. This could seemingly block access to certain websites and affect people's access to certain material on the internet. Having certain websites blocked is a form of censorship and would have a negative effect on a small number of people if the poisoned zone was relatively unused. There are instances when a phisher will use a URL in a heavily used domain like docs.google.com. In this case NET does not poison the DNS zone because there are plenty of legitimate url's that are in the docs.google.com domain. Fortunately, if a valid website became collateral damage due the phishing domain was poisoned , NET could un-poison the valid domain using DNS delegation. In most cases though, DNS poisoning greatly benefits many people because it stops users from being exploited.</text:p>
      <text:p text:style-name="P4"/>
      <text:p text:style-name="P4">Kantianism requires us to look at what would happen if everyone were to poison their DNS when someone tried to phish using a website and a malicious URL. If everyone were to do this type of DNS poisoning, there would be less people affected by phishing attacks. If no one were to do this type of DNS poisoning, many more people would be affected by phishing attacks, which is undesirable.</text:p>
      <text:p text:style-name="P4"/>
      <text:p text:style-name="P4">I work for NET and am present when these decisions are made. In my opinion DNS Poisoning for this purpose is ethical and after using both Act Utilitarianism and Kantianism to analyze the ethics of DNS Poisoning, I can say that my morals have some ethical backing. If OSU were to ever poison DNS like china does, I think that it would be non-ethical thing to do [2].</text:p>
      <text:p text:style-name="P4"/>
      <text:p text:style-name="P4">[1] <text:a xlink:type="simple" xlink:href="http://www.wired.com/techbiz/it/news/2005/03/66853">http://www.wired.com/techbiz/it/news/2005/03/66853</text:a></text:p>
      <text:p text:style-name="P4">[2] http://www.yourprivatevpn.com/?q=en/dns_poisoning_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Lohit Devanagar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7T18:09:20</meta:creation-date>
    <dc:date>2013-01-24T17:42:00</dc:date>
    <meta:editing-duration>PT19M30S</meta:editing-duration>
    <meta:editing-cycles>5</meta:editing-cycles>
    <meta:generator>LibreOffice/3.5$Linux_X86_64 LibreOffice_project/350m1$Build-2</meta:generator>
    <meta:document-statistic meta:table-count="0" meta:image-count="0" meta:object-count="0" meta:page-count="2" meta:paragraph-count="12" meta:word-count="577" meta:character-count="3462" meta:non-whitespace-character-count="2896"/>
  </office:meta>
</office:document-meta>
</file>